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ções aprendidas: Integração</text:p>
      <text:p text:style-name="P1"/>
      <text:p text:style-name="P1">Durante as primeiras fases do projeto, foi verificada a necessidade do gerente de integração ser mais atuante e estar ciente do que está acontecendo no projeto.</text:p>
      <text:p text:style-name="P1">É a gerência mais atuante nos relacionamentos do projeto verificando se não está havendo falha na comunicação ou se está havendo retrabalho por falta desta.</text:p>
      <text:p text:style-name="P1">O gerente de integração deve documentar as atas de reunião, documentando as decisões que foram tomadas na mesma para que fique relatado para consultas posteriores caso haja dúvidas posteriormente.</text:p>
      <text:p text:style-name="P1">Não é uma tarefa fácil gerir a integração, pois o gerente de integração deve entender todo o projeto e ter um bom relacionamento com toda equipe, integrando todas as atividades e documentando problemas e ações tomadas pela equipe e verificando se os planos estão perfeitamente interligados não havendo disparidade de ações entre os mesm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00:04:58</meta:creation-date>
    <meta:document-statistic meta:table-count="0" meta:image-count="0" meta:object-count="0" meta:page-count="1" meta:paragraph-count="5" meta:word-count="137" meta:character-count="880"/>
    <dc:date>2012-11-07T00:12:37</dc:date>
    <meta:editing-duration>PT7M39S</meta:editing-duration>
    <meta:editing-cycles>1</meta:editing-cycles>
    <meta:generator>OpenOffice.org/3.4.1$Unix OpenOffice.org_project/341m1$Build-9593</meta:generator>
  </office:meta>
</office:document-meta>
</file>